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poch 1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5&lt;00:00, 136.53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2&lt;00:00, 204.85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32 | Validation Loss: 2.4492</text:p>
      <text:p text:style-name="Standard">Train Classification Report: {'0': {'precision': 0.04274396009259561, 'recall': 0.09974891577265464, 'f1-score': 0.0598438855160451, 'support': 13143.0}, '1': {'precision': 0.044769924098671726, 'recall': 0.11578866651330419, 'f1-score': 0.06457268703628471, 'support': 13041.0}, '2': {'precision': 0.2561014063189758, 'recall': 0.21502415778674963, 'f1-score': 0.23377202766004906, 'support': 75545.0}, '3': {'precision': 0.010233694822055904, 'recall': 0.023199445983379502, 'f1-score': 0.014202437731849498, 'support': 2888.0}, '4': {'precision': 0.023859962091649013, 'recall': 0.061885482938114515, 'f1-score': 0.034441136235615996, 'support': 6916.0}, '5': {'precision': 0.0038860103626943004, 'recall': 0.00989010989010989, 'f1-score': 0.005579665220086794, 'support': 910.0}, '6': {'precision': 0.031483499377334995, 'recall': 0.08643162393162393, 'f1-score': 0.046154723870378826, 'support': 9360.0}, '7': {'precision': 0.04058172662823826, 'recall': 0.10368176047397376, 'f1-score': 0.05833194447751244, 'support': 11815.0}, '8': {'precision': 0.009710483725948571, 'recall': 0.023215821152192607, 'f1-score': 0.013693419551160138, 'support': 2326.0}, '9': {'precision': 0.006559601900022619, 'recall': 0.01245704467353952, 'f1-score': 0.008593865757890057, 'support': 2328.0}, '10': {'precision': 0.002500893176134334, 'recall': 0.00684931506849315, 'f1-score': 0.00366396231353049, 'support': 1022.0}, '11': {'precision': 0.5331267582664003, 'recall': 0.24894338042112477, 'f1-score': 0.3394027487573488, 'support': 157578.0}, 'accuracy': 0.20520965264491095, 'macro avg': {'precision': 0.08379649340506012, 'recall': 0.08392631038377167, 'f1-score': 0.073521042010646, 'support': 296872.0}, 'weighted avg': {'precision': 0.35542097633161734, 'recall': 0.20520965264491095, 'f1-score': 0.25004859309143407, 'support': 296872.0}}</text:p>
      <text:p text:style-name="Standard">Validation Classification Report: {'0': {'precision': 0.0, 'recall': 0.0, 'f1-score': 0.0, 'support': 3240.0}, '1': {'precision': 0.0, 'recall': 0.0, 'f1-score': 0.0, 'support': 3342.0}, '2': {'precision': 0.2527903933492418, 'recall': 0.5258326216908625, 'f1-score': 0.34143721083366546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<text:soft-page-break/>0.039892183288409704, 'recall': 0.4713375796178344, 'f1-score': 0.073558648111332, 'support': 2983.0}, '8': {'precision': 0.0, 'recall': 0.0, 'f1-score': 0.0, 'support': 584.0}, '9': {'precision': 0.0, 'recall': 0.0, 'f1-score': 0.0, 'support': 610.0}, '10': {'precision': 0.0, 'recall': 0.0, 'f1-score': 0.0, 'support': 243.0}, '11': {'precision': 0.0, 'recall': 0.0, 'f1-score': 0.0, 'support': 39473.0}, 'accuracy': 0.15168826969198845, 'macro avg': {'precision': 0.024390214719804293, 'recall': 0.08309751677572474, 'f1-score': 0.03458298824541645, 'support': 74218.0}, 'weighted avg': {'precision': 0.06541915967205693, 'recall': 0.15168826969198845, 'f1-score': 0.08915078592114661, 'support': 74218.0}}</text:p>
      <text:p text:style-name="Standard">Epoch 2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2&lt;00:00, 139.72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3&lt;00:00, 200.19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32 | Validation Loss: 2.4352</text:p>
      <text:p text:style-name="Standard">Train Classification Report: {'0': {'precision': 0.04312096029547553, 'recall': 0.10659666742752796, 'f1-score': 0.06140293208862008, 'support': 13143.0}, '1': {'precision': 0.045000447320549905, 'recall': 0.11571198527720267, 'f1-score': 0.06480010306179412, 'support': 13041.0}, '2': {'precision': 0.255135256482209, 'recall': 0.2106161890264081, 'f1-score': 0.23074803492183196, 'support': 75545.0}, '3': {'precision': 0.011314067611777535, 'recall': 0.02873961218836565, 'f1-score': 0.016236306729264478, 'support': 2888.0}, '4': {'precision': 0.02210997808062518, 'recall': 0.0670908039329092, 'f1-score': 0.03325926456884811, 'support': 6916.0}, '5': {'precision': 0.0009596928982725527, 'recall': 0.001098901098901099, 'f1-score': 0.001024590163934426, 'support': 910.0}, '6': {'precision': 0.031461872476575, 'recall': 0.08824786324786325, 'f1-score': 0.0463862525972932, 'support': 9360.0}, '7': {'precision': 0.03996555243684614, 'recall': 0.10605162928480745, 'f1-score': 0.05805360576366206, 'support': 11815.0}, '8': {'precision': 0.007664670658682635, 'recall': 0.013757523645743766, 'f1-score': 0.009844639286263652, 'support': 2326.0}, '9': {'precision': 0.009525781735348933, 'recall': 0.019759450171821305, 'f1-score': 0.01285454799496996, 'support': 2328.0}, '10': {'precision': 0.0011876484560570072, 'recall': 0.0009784735812133072, 'f1-score': 0.001072961373390558, 'support': 1022.0}, '11': {'precision': 0.5318403795172317, 'recall': 0.24189290383175316, 'f1-score': 0.3325394332774986, 'support': 157578.0}, 'accuracy': 0.20090813549273762, 'macro avg': {'precision': 0.08327385899747093, 'recall': 0.08337850022620974, 'f1-score': 0.07235188931894761, 'support': 296872.0}, 'weighted avg': <text:soft-page-break/>{'precision': 0.3544574119296113, 'recall': 0.20090813549273762, 'f1-score': 0.24568392829881763, 'support': 296872.0}}</text:p>
      <text:p text:style-name="Standard">Validation Classification Report: {'0': {'precision': 0.0, 'recall': 0.0, 'f1-score': 0.0, 'support': 3240.0}, '1': {'precision': 0.0, 'recall': 0.0, 'f1-score': 0.0, 'support': 3342.0}, '2': {'precision': 0.25070995044267497, 'recall': 0.4806255337318531, 'f1-score': 0.3295275734621437, 'support': 18736.0}, '3': {'precision': 0.0, 'recall': 0.0, 'f1-score': 0.0, 'support': 731.0}, '4': {'precision': 0.023524804177545693, 'recall': 0.5244470314318975, 'f1-score': 0.04502973661852167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0, 'recall': 0.0, 'f1-score': 0.0, 'support': 39473.0}, 'accuracy': 0.13347166455576814, 'macro avg': {'precision': 0.022852896218351723, 'recall': 0.08375604709697922, 'f1-score': 0.03121310917338878, 'support': 74218.0}, 'weighted avg': {'precision': 0.0638351511098518, 'recall': 0.13347166455576814, 'f1-score': 0.0842301019145941, 'support': 74218.0}}</text:p>
      <text:p text:style-name="Standard">Epoch 3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3&lt;00:00, 138.71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2&lt;00:00, 208.60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23 | Validation Loss: 2.4472</text:p>
      <text:p text:style-name="Standard">Train Classification Report: {'0': {'precision': 0.04580264663595552, 'recall': 0.11877044814730274, 'f1-score': 0.06611045231238354, 'support': 13143.0}, '1': {'precision': 0.04484342613859168, 'recall': 0.12276665899854305, 'f1-score': 0.06569148390538128, 'support': 13041.0}, '2': {'precision': 0.25340666155327446, 'recall': 0.20554636309484414, 'f1-score': 0.22698104106064815, 'support': 75545.0}, '3': {'precision': 0.010415159843772602, 'recall': 0.024930747922437674, 'f1-score': 0.014692378328741965, 'support': 2888.0}, '4': {'precision': 0.022672848626891527, 'recall': 0.06434355118565645, 'f1-score': 0.03353049768300494, 'support': 6916.0}, '5': {'precision': 0.0031282586027111575, 'recall': 0.0032967032967032967, 'f1-score': 0.0032102728731942215, 'support': 910.0}, '6': {'precision': 0.029974515594029368, 'recall': 0.07916666666666666, 'f1-score': 0.04348463953522491, 'support': 9360.0}, '7': {'precision': 0.040230605339014916, 'recall': 0.1086754126110876, 'f1-<text:soft-page-break/>score': 0.05872264526308569, 'support': 11815.0}, '8': {'precision': 0.008816705336426913, 'recall': 0.01633705932932072, 'f1-score': 0.011452682338758288, 'support': 2326.0}, '9': {'precision': 0.007179293406385793, 'recall': 0.01632302405498282, 'f1-score': 0.009972444561081224, 'support': 2328.0}, '10': {'precision': 0.003795066413662239, 'recall': 0.005870841487279843, 'f1-score': 0.004610065309258548, 'support': 1022.0}, '11': {'precision': 0.5319752596039267, 'recall': 0.2379773826295549, 'f1-score': 0.32884640680492827, 'support': 157578.0}, 'accuracy': 0.1981224231318548, 'macro avg': {'precision': 0.08352003725788691, 'recall': 0.08366707161869831, 'f1-score': 0.07227541749797425, 'support': 296872.0}, 'weighted avg': {'precision': 0.35417522637890475, 'recall': 0.1981224231318548, 'f1-score': 0.24294798623759173, 'support': 296872.0}}</text:p>
      <text:p text:style-name="Standard">Validation Classification Report: {'0': {'precision': 0.0, 'recall': 0.0, 'f1-score': 0.0, 'support': 3240.0}, '1': {'precision': 0.0, 'recall': 0.0, 'f1-score': 0.0, 'support': 3342.0}, '2': {'precision': 0.2507482372038756, 'recall': 0.5276473099914603, 'f1-score': 0.3399470444620199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5295757645435732, 'recall': 0.4667747574291288, 'f1-score': 0.49619605466909045, 'support': 39473.0}, 'accuracy': 0.38145732841089763, 'macro avg': {'precision': 0.06502700014562074, 'recall': 0.08286850561838242, 'f1-score': 0.0696785915942592, 'support': 74218.0}, 'weighted avg': {'precision': 0.3449562522040513, 'recall': 0.38145732841089763, 'f1-score': 0.3497210203858015, 'support': 74218.0}}</text:p>
      <text:p text:style-name="Standard">Epoch 4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1&lt;00:00, 141.56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2&lt;00:00, 206.54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34 | Validation Loss: 2.4367</text:p>
      <text:p text:style-name="Standard">Train Classification Report: {'0': {'precision': 0.043367641956748006, 'recall': 0.11412919424788862, 'f1-score': 0.06285223439693281, 'support': 13143.0}, '1': {'precision': 0.043155161608022206, 'recall': 0.11088106740280654, 'f1-score': 0.062129414797628256, <text:soft-page-break/>'support': 13041.0}, '2': {'precision': 0.25610854203867345, 'recall': 0.22213250380567873, 'f1-score': 0.23791363030595172, 'support': 75545.0}, '3': {'precision': 0.008236208236208237, 'recall': 0.018351800554016622, 'f1-score': 0.011369730773356217, 'support': 2888.0}, '4': {'precision': 0.02363385519764861, 'recall': 0.05696934644303065, 'f1-score': 0.033408233348878616, 'support': 6916.0}, '5': {'precision': 0.0010857763300760044, 'recall': 0.001098901098901099, 'f1-score': 0.0010922992900054616, 'support': 910.0}, '6': {'precision': 0.033251363198973594, 'recall': 0.09967948717948719, 'f1-score': 0.049867714262807665, 'support': 9360.0}, '7': {'precision': 0.041069182389937106, 'recall': 0.11053745239102836, 'f1-score': 0.05988765333027628, 'support': 11815.0}, '8': {'precision': 0.009010632546404758, 'recall': 0.021496130696474634, 'f1-score': 0.012698412698412698, 'support': 2326.0}, '9': {'precision': 0.008395934600088379, 'recall': 0.01632302405498282, 'f1-score': 0.011088415523781734, 'support': 2328.0}, '10': {'precision': 0.002894356005788712, 'recall': 0.0019569471624266144, 'f1-score': 0.0023350846468184468, 'support': 1022.0}, '11': {'precision': 0.5290224774787907, 'recall': 0.23031133787711483, 'f1-score': 0.32091254752851717, 'support': 157578.0}, 'accuracy': 0.19805168557492792, 'macro avg': {'precision': 0.08326926096561331, 'recall': 0.0836555994094864, 'f1-score': 0.07212961424194725, 'support': 296872.0}, 'weighted avg': {'precision': 0.3532530678608797, 'recall': 0.19805168557492792, 'f1-score': 0.2414346640067665, 'support': 296872.0}}</text:p>
      <text:p text:style-name="Standard">Validation Classification Report: {'0': {'precision': 0.043040498442367604, 'recall': 0.5330246913580247, 'f1-score': 0.07964948691340945, 'support': 3240.0}, '1': {'precision': 0.0, 'recall': 0.0, 'f1-score': 0.0, 'support': 3342.0}, '2': {'precision': 0.2539524242513126, 'recall': 0.46210503842869344, 'f1-score': 0.327774517783793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0, 'recall': 0.0, 'f1-score': 0.0, 'support': 39473.0}, 'accuracy': 0.139925624511574, 'macro avg': {'precision': 0.024749410224473353, 'recall': 0.08292747748222651, 'f1-score': 0.03395200039143354, 'support': 74218.0}, 'weighted avg': {'precision': 0.06598808692939534, 'recall': 0.139925624511574, 'f1-score': 0.08622231403159061, 'support': 74218.0}}</text:p>
      <text:p text:style-name="Standard">Epoch 5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2&lt;00:00, 140.10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2&lt;00:00, 206.85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<text:soft-page-break/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35 | Validation Loss: 2.4383</text:p>
      <text:p text:style-name="Standard">Train Classification Report: {'0': {'precision': 0.04493873201917954, 'recall': 0.12835730046412538, 'f1-score': 0.06657064498944419, 'support': 13143.0}, '1': {'precision': 0.04461193161351104, 'recall': 0.12345679012345678, 'f1-score': 0.06554040301241604, 'support': 13041.0}, '2': {'precision': 0.2535695674830641, 'recall': 0.19323581971010656, 'f1-score': 0.2193291514855576, 'support': 75545.0}, '3': {'precision': 0.009260578429975781, 'recall': 0.022506925207756233, 'f1-score': 0.013122034924800647, 'support': 2888.0}, '4': {'precision': 0.024083117878004406, 'recall': 0.0727299016772701, 'f1-score': 0.03618444716207467, 'support': 6916.0}, '5': {'precision': 0.002352941176470588, 'recall': 0.002197802197802198, 'f1-score': 0.0022727272727272726, 'support': 910.0}, '6': {'precision': 0.032223153190895124, 'recall': 0.09861111111111111, 'f1-score': 0.04857383433322808, 'support': 9360.0}, '7': {'precision': 0.039615234784693296, 'recall': 0.11189166314007618, 'f1-score': 0.058513698933297935, 'support': 11815.0}, '8': {'precision': 0.00929639081297849, 'recall': 0.021926053310404127, 'f1-score': 0.013056835637480798, 'support': 2326.0}, '9': {'precision': 0.009714396735962697, 'recall': 0.02147766323024055, 'f1-score': 0.013377926421404682, 'support': 2328.0}, '10': {'precision': 0.002044989775051125, 'recall': 0.0009784735812133072, 'f1-score': 0.0013236267372600927, 'support': 1022.0}, '11': {'precision': 0.5309418165284332, 'recall': 0.21490309560979323, 'f1-score': 0.3059645191747342, 'support': 157578.0}, 'accuracy': 0.18417365059689025, 'macro avg': {'precision': 0.0835544042023516, 'recall': 0.08435604994694633, 'f1-score': 0.07031915417370219, 'support': 296872.0}, 'weighted avg': {'precision': 0.353702984042875, 'recall': 0.18417365059689025, 'f1-score': 0.22909274566382493, 'support': 296872.0}}</text:p>
      <text:p text:style-name="Standard">Validation Classification Report: {'0': {'precision': 0.0, 'recall': 0.0, 'f1-score': 0.0, 'support': 3240.0}, '1': {'precision': 0.0448953639454842, 'recall': 0.4859365649311789, 'f1-score': 0.08219663418954827, 'support': 3342.0}, '2': {'precision': 0.253279011696675, 'recall': 0.5143040136635354, 'f1-score': 0.33940930945210546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0, 'recall': 0.0, 'f1-score': 0.0, 'support': 39473.0}, 'accuracy': 0.15171521733272253, 'macro avg': {'precision': 0.0248478646368466, 'recall': 0.08335338154955953, 'f1-score': 0.035133828636804476, 'support': 74218.0}, 'weighted avg': {'precision': 0.06596076247614745, 'recall': 0.15171521733272253, 'f1-score': 0.08938362625449511, 'support': 74218.0}}</text:p>
      <text:p text:style-name="Standard">Epoch 6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2&lt;00:00, 139.90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1&lt;00:00, 213.24it/s]</text:p>
      <text:p text:style-name="Standard">/home/pratik/Desktop/Pratik/English-accent-Recognition-main/.venv/lib/python3.8/site-packages/sklearn/metrics/_classification.py:1471: UndefinedMetricWarning: Precision and F-score are ill-<text:soft-page-break/>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61 | Validation Loss: 2.4313</text:p>
      <text:p text:style-name="Standard">Train Classification Report: {'0': {'precision': 0.04387377233939784, 'recall': 0.12440082173019859, 'f1-score': 0.06486936856513717, 'support': 13143.0}, '1': {'precision': 0.042763784023856354, 'recall': 0.10336630626485699, 'f1-score': 0.06049861993133316, 'support': 13041.0}, '2': {'precision': 0.25522674317234384, 'recall': 0.21314448342047787, 'f1-score': 0.23229510798216887, 'support': 75545.0}, '3': {'precision': 0.011741406139482246, 'recall': 0.02873961218836565, 'f1-score': 0.01667168825951592, 'support': 2888.0}, '4': {'precision': 0.022085889570552148, 'recall': 0.06246385193753615, 'f1-score': 0.03263332829732588, 'support': 6916.0}, '5': {'precision': 0.0, 'recall': 0.0, 'f1-score': 0.0, 'support': 910.0}, '6': {'precision': 0.03173377212129353, 'recall': 0.10096153846153846, 'f1-score': 0.04828942998032653, 'support': 9360.0}, '7': {'precision': 0.04057386236269895, 'recall': 0.10723656369022429, 'f1-score': 0.058872728962408805, 'support': 11815.0}, '8': {'precision': 0.009727255388136563, 'recall': 0.021926053310404127, 'f1-score': 0.013476020610384463, 'support': 2326.0}, '9': {'precision': 0.007661822985468956, 'recall': 0.01245704467353952, 'f1-score': 0.009487976443644693, 'support': 2328.0}, '10': {'precision': 0.004985044865403789, 'recall': 0.004892367906066536, 'f1-score': 0.004938271604938272, 'support': 1022.0}, '11': {'precision': 0.5299271819255671, 'recall': 0.22491083780730814, 'f1-score': 0.31579322542847854, 'support': 157578.0}, 'accuracy': 0.19314047805114662, 'macro avg': {'precision': 0.08335837790785011, 'recall': 0.08370829011587637, 'f1-score': 0.07148548050547186, 'support': 296872.0}, 'weighted avg': {'precision': 0.3534483070265984, 'recall': 0.19314047805114662, 'f1-score': 0.23724780329853665, 'support': 296872.0}}</text:p>
      <text:p text:style-name="Standard">Validation Classification Report: {'0': {'precision': 0.0, 'recall': 0.0, 'f1-score': 0.0, 'support': 3240.0}, '1': {'precision': 0.0, 'recall': 0.0, 'f1-score': 0.0, 'support': 3342.0}, '2': {'precision': 0.2535765289504673, 'recall': 0.5401900085397097, 'f1-score': 0.3451380245187471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5328086284798135, 'recall': 0.46305069287867656, 'f1-score': 0.4954864593781344, 'support': 39473.0}, 'accuracy': 0.382643024603196, 'macro avg': {'precision': 0.06553209645252339, 'recall': 0.08360339178486552, 'f1-score': 0.07005204032474012, 'support': 74218.0}, 'weighted avg': {'precision': 0.3473896472338197, 'recall': 0.382643024603196, 'f1-score': 0.35065406017969153, 'support': 74218.0}}</text:p>
      <text:p text:style-name="Standard">Epoch 7/30</text:p>
      <text:p text:style-name="Standard">Training: 100%|████████████████████████████████████████████████████████<text:soft-page-break/>███████████████████████████████████████████████████████████████| 18555/18555 [02:00&lt;00:00, 153.96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1&lt;00:00, 213.72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17 | Validation Loss: 2.4690</text:p>
      <text:p text:style-name="Standard">Train Classification Report: {'0': {'precision': 0.04484800631662061, 'recall': 0.12965076466560146, 'f1-score': 0.06664320075090929, 'support': 13143.0}, '1': {'precision': 0.04303586855661856, 'recall': 0.10313626255655241, 'f1-score': 0.060730572989569694, 'support': 13041.0}, '2': {'precision': 0.25529207818439176, 'recall': 0.2124826262492554, 'f1-score': 0.23192845067980525, 'support': 75545.0}, '3': {'precision': 0.01018573996405033, 'recall': 0.02943213296398892, 'f1-score': 0.015133980236802281, 'support': 2888.0}, '4': {'precision': 0.022955591024316966, 'recall': 0.07070561017929439, 'f1-score': 0.0346587284711886, 'support': 6916.0}, '5': {'precision': 0.0, 'recall': 0.0, 'f1-score': 0.0, 'support': 910.0}, '6': {'precision': 0.031239924049725934, 'recall': 0.09316239316239316, 'f1-score': 0.04678990153730583, 'support': 9360.0}, '7': {'precision': 0.03931505555730429, 'recall': 0.10571307659754549, 'f1-score': 0.05731461086637298, 'support': 11815.0}, '8': {'precision': 0.007914914667326243, 'recall': 0.013757523645743766, 'f1-score': 0.010048673261108493, 'support': 2326.0}, '9': {'precision': 0.009570442911195192, 'recall': 0.018470790378006873, 'f1-score': 0.012608121976249819, 'support': 2328.0}, '10': {'precision': 0.0056179775280898875, 'recall': 0.004892367906066536, 'f1-score': 0.005230125523012552, 'support': 1022.0}, '11': {'precision': 0.5313499533232328, 'recall': 0.2203353259972839, 'f1-score': 0.31150048671951047, 'support': 157578.0}, 'accuracy': 0.19064108437306315, 'macro avg': {'precision': 0.08344379600690605, 'recall': 0.08347823952514437, 'f1-score': 0.07104890441765295, 'support': 296872.0}, 'weighted avg': {'precision': 0.3542176194143502, 'recall': 0.19064108437306315, 'f1-score': 0.23488621328308384, 'support': 296872.0}}</text:p>
      <text:p text:style-name="Standard">Validation Classification Report: {'0': {'precision': 0.04248857973421927, 'recall': 0.5052469135802469, 'f1-score': 0.07838536678797164, 'support': 3240.0}, '1': {'precision': 0.0, 'recall': 0.0, 'f1-score': 0.0, 'support': 3342.0}, '2': {'precision': 0.2518912860745307, 'recall': 0.4798249359521776, 'f1-score': 0.33035681475765255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0, 'recall': 0.0, 'f1-score': 0.0, 'support': 39473.0}, 'accuracy': <text:soft-page-break/>0.14318628904039452, 'macro avg': {'precision': 0.024531655484062498, 'recall': 0.0820893207943687, 'f1-score': 0.03406184846213535, 'support': 74218.0}, 'weighted avg': {'precision': 0.0654436677656536, 'recall': 0.14318628904039452, 'f1-score': 0.08681901788908898, 'support': 74218.0}}</text:p>
      <text:p text:style-name="Standard">Epoch 8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1:52&lt;00:00, 164.34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2&lt;00:00, 206.84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23 | Validation Loss: 2.4786</text:p>
      <text:p text:style-name="Standard">Train Classification Report: {'0': {'precision': 0.04552789303826648, 'recall': 0.120216084607776, 'f1-score': 0.06604384809914937, 'support': 13143.0}, '1': {'precision': 0.04508047924482633, 'recall': 0.11425504179127367, 'f1-score': 0.06465189942073635, 'support': 13041.0}, '2': {'precision': 0.255039367506289, 'recall': 0.2066715202859223, 'f1-score': 0.2283219876721043, 'support': 75545.0}, '3': {'precision': 0.008200455580865604, 'recall': 0.018698060941828253, 'f1-score': 0.011400823392800592, 'support': 2888.0}, '4': {'precision': 0.023928307464892832, 'recall': 0.07489878542510121, 'f1-score': 0.036269430051813475, 'support': 6916.0}, '5': {'precision': 0.004450095359186269, 'recall': 0.007692307692307693, 'f1-score': 0.005638340716874749, 'support': 910.0}, '6': {'precision': 0.03294495781438329, 'recall': 0.09636752136752137, 'f1-score': 0.04910313291053104, 'support': 9360.0}, '7': {'precision': 0.04273888031429774, 'recall': 0.12890393567498942, 'f1-score': 0.06419388830347734, 'support': 11815.0}, '8': {'precision': 0.009409190371991246, 'recall': 0.018486672398968184, 'f1-score': 0.012470997679814385, 'support': 2326.0}, '9': {'precision': 0.004844685095468795, 'recall': 0.007302405498281787, 'f1-score': 0.005824910056535891, 'support': 2328.0}, '10': {'precision': 0.008339124391938846, 'recall': 0.011741682974559686, 'f1-score': 0.009752133279154815, 'support': 1022.0}, '11': {'precision': 0.5291946308724832, 'recall': 0.2201703283453274, 'f1-score': 0.3109645152327259, 'support': 157578.0}, 'accuracy': 0.19015939529494194, 'macro avg': {'precision': 0.08414150558790746, 'recall': 0.08545036225032142, 'f1-score': 0.07205299223464318, 'support': 296872.0}, 'weighted avg': {'precision': 0.3533202199322745, 'recall': 0.19015939529494194, 'f1-score': 0.2341762686543964, 'support': 296872.0}}</text:p>
      <text:p text:style-name="Standard">Validation Classification Report: {'0': {'precision': 0.0, 'recall': 0.0, 'f1-score': 0.0, 'support': 3240.0}, '1': {'precision': 0.04486400844996039, 'recall': 0.5083782166367444, 'f1-score': <text:soft-page-break/>0.0824517130932738, 'support': 3342.0}, '2': {'precision': 0.2523660173874766, 'recall': 0.4895922288642186, 'f1-score': 0.3330549705903711, 'support': 18736.0}, '3': {'precision': 0.0, 'recall': 0.0, 'f1-score': 0.0, 'support': 731.0}, '4': {'precision': 0.0, 'recall': 0.0, 'f1-score': 0.0, 'support': 1718.0}, '5': {'precision': 0.0, 'recall': 0.0, 'f1-score': 0.0, 'support': 186.0}, '6': {'precision': 0.0, 'recall': 0.0, 'f1-score': 0.0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0, 'recall': 0.0, 'f1-score': 0.0, 'support': 39473.0}, 'accuracy': 0.14648737503031609, 'macro avg': {'precision': 0.024769168819786417, 'recall': 0.08316420379174692, 'f1-score': 0.034625556973637076, 'support': 74218.0}, 'weighted avg': {'precision': 0.0657288692502025, 'recall': 0.14648737503031609, 'f1-score': 0.0877909880910145, 'support': 74218.0}}</text:p>
      <text:p text:style-name="Standard">Epoch 9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1&lt;00:00, 141.19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1&lt;00:00, 211.69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65 | Validation Loss: 2.4630</text:p>
      <text:p text:style-name="Standard">Train Classification Report: {'0': {'precision': 0.04370104871896987, 'recall': 0.1252377691546831, 'f1-score': 0.06479294599275705, 'support': 13143.0}, '1': {'precision': 0.043195585297009294, 'recall': 0.10443984357027836, 'f1-score': 0.06111460109485776, 'support': 13041.0}, '2': {'precision': 0.2529813410528303, 'recall': 0.21285326626513998, 'f1-score': 0.2311889408872307, 'support': 75545.0}, '3': {'precision': 0.007676315368623061, 'recall': 0.01662049861495845, 'f1-score': 0.010502133245815556, 'support': 2888.0}, '4': {'precision': 0.02377001171417415, 'recall': 0.07041642567958357, 'f1-score': 0.0355422566048752, 'support': 6916.0}, '5': {'precision': 0.003134796238244514, 'recall': 0.0032967032967032967, 'f1-score': 0.003213711837171934, 'support': 910.0}, '6': {'precision': 0.03216575091575091, 'recall': 0.09006410256410256, 'f1-score': 0.047402159244264504, 'support': 9360.0}, '7': {'precision': 0.03941452214675213, 'recall': 0.10461278036394414, 'f1-score': 0.05725668226247278, 'support': 11815.0}, '8': {'precision': 0.006571087216248507, 'recall': 0.014187446259673258, 'f1-score': 0.008982035928143714, 'support': 2326.0}, '9': {'precision': 0.0075656430796617715, 'recall': 0.014604810996563574, 'f1-score': 0.009967751392553504, 'support': 2328.0}, '10': {'precision': 0.0, 'recall': 0.0, 'f1-score': 0.0, 'support': 1022.0}, '11': {'precision': <text:soft-page-break/>0.5301543598605782, 'recall': 0.22972750003173031, 'f1-score': 0.3205525546798902, 'support': 157578.0}, 'accuracy': 0.1952760785793204, 'macro avg': {'precision': 0.08252753846740357, 'recall': 0.08217176223311339, 'f1-score': 0.07087631443083607, 'support': 296872.0}, 'weighted avg': {'precision': 0.3529429588414682, 'recall': 0.1952760785793204, 'f1-score': 0.2393930789709627, 'support': 296872.0}}</text:p>
      <text:p text:style-name="Standard">Validation Classification Report: {'0': {'precision': 0.0, 'recall': 0.0, 'f1-score': 0.0, 'support': 3240.0}, '1': {'precision': 0.0, 'recall': 0.0, 'f1-score': 0.0, 'support': 3342.0}, '2': {'precision': 0.0, 'recall': 0.0, 'f1-score': 0.0, 'support': 18736.0}, '3': {'precision': 0.0, 'recall': 0.0, 'f1-score': 0.0, 'support': 731.0}, '4': {'precision': 0.0, 'recall': 0.0, 'f1-score': 0.0, 'support': 1718.0}, '5': {'precision': 0.0, 'recall': 0.0, 'f1-score': 0.0, 'support': 186.0}, '6': {'precision': 0.030982436882546652, 'recall': 0.4759696458684654, 'f1-score': 0.05817788312892919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5316586373021335, 'recall': 0.5088288196995414, 'f1-score': 0.5199932686955508, 'support': 39473.0}, 'accuracy': 0.28583362526610795, 'macro avg': {'precision': 0.04688675618205668, 'recall': 0.0820665387973339, 'f1-score': 0.048180929318706676, 'support': 74218.0}, 'weighted avg': {'precision': 0.2837539644090721, 'recall': 0.2858336252661079, 'f1-score': 0.2784188772804616, 'support': 74218.0}}</text:p>
      <text:p text:style-name="Standard">Epoch 10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10&lt;00:00, 141.69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1&lt;00:00, 214.26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Training Loss: 2.4655 | Validation Loss: 2.4641</text:p>
      <text:p text:style-name="Standard">Train Classification Report: {'0': {'precision': 0.046355526232752936, 'recall': 0.12295518526972533, 'f1-score': 0.06732772268977584, 'support': 13143.0}, '1': {'precision': 0.04407489242935225, 'recall': 0.11624875392991335, 'f1-score': 0.0639163522145161, 'support': 13041.0}, '2': {'precision': 0.2562614295937028, 'recall': 0.2133165662849957, 'f1-score': 0.23282525464133497, 'support': 75545.0}, '3': {'precision': 0.007391590013140605, 'recall': 0.015581717451523546, 'f1-score': 0.010026737967914439, 'support': 2888.0}, '4': {'precision': 0.021765601217656014, 'recall': 0.06203007518796992, 'f1-score': 0.03222414181626981, 'support': 6916.0}, '5': {'precision': 0.001968503937007874, 'recall': 0.002197802197802198, 'f1-<text:soft-page-break/>score': 0.0020768431983385254, 'support': 910.0}, '6': {'precision': 0.03365518337505464, 'recall': 0.09049145299145299, 'f1-score': 0.04906305210415038, 'support': 9360.0}, '7': {'precision': 0.038536782287364534, 'recall': 0.10503597122302158, 'f1-score': 0.056386023899313915, 'support': 11815.0}, '8': {'precision': 0.008491023774866569, 'recall': 0.015047291487532245, 'f1-score': 0.0108560794044665, 'support': 2326.0}, '9': {'precision': 0.0050792360828931325, 'recall': 0.010738831615120275, 'f1-score': 0.00689655172413793, 'support': 2328.0}, '10': {'precision': 0.002819548872180451, 'recall': 0.0029354207436399216, 'f1-score': 0.002876318312559923, 'support': 1022.0}, '11': {'precision': 0.531233141202192, 'recall': 0.23746335148307504, 'f1-score': 0.32821380955722407, 'support': 157578.0}, 'accuracy': 0.199725807755531, 'macro avg': {'precision': 0.08313603825151365, 'recall': 0.08283686832214766, 'f1-score': 0.07189074062750021, 'support': 296872.0}, 'weighted avg': {'precision': 0.3544706367929272, 'recall': 0.199725807755531, 'f1-score': 0.2440441244532375, 'support': 296872.0}}</text:p>
      <text:p text:style-name="Standard">Validation Classification Report: {'0': {'precision': 0.0, 'recall': 0.0, 'f1-score': 0.0, 'support': 3240.0}, '1': {'precision': 0.0, 'recall': 0.0, 'f1-score': 0.0, 'support': 3342.0}, '2': {'precision': 0.0, 'recall': 0.0, 'f1-score': 0.0, 'support': 18736.0}, '3': {'precision': 0.0, 'recall': 0.0, 'f1-score': 0.0, 'support': 731.0}, '4': {'precision': 0.0, 'recall': 0.0, 'f1-score': 0.0, 'support': 1718.0}, '5': {'precision': 0.0, 'recall': 0.0, 'f1-score': 0.0, 'support': 186.0}, '6': {'precision': 0.03093546883141815, 'recall': 0.47554806070826305, 'f1-score': 0.058091927385090766, 'support': 2372.0}, '7': {'precision': 0.0, 'recall': 0.0, 'f1-score': 0.0, 'support': 2983.0}, '8': {'precision': 0.0, 'recall': 0.0, 'f1-score': 0.0, 'support': 584.0}, '9': {'precision': 0.0, 'recall': 0.0, 'f1-score': 0.0, 'support': 610.0}, '10': {'precision': 0.0, 'recall': 0.0, 'f1-score': 0.0, 'support': 243.0}, '11': {'precision': 0.5317441398490266, 'recall': 0.508600815747473, 'f1-score': 0.519915056715181, 'support': 39473.0}, 'accuracy': 0.2856988870624377, 'macro avg': {'precision': 0.04688996739003706, 'recall': 0.08201240637131134, 'f1-score': 0.048167248675022645, 'support': 74218.0}, 'weighted avg': {'precision': 0.2837979380248558, 'recall': 0.2856988870624377, 'f1-score': 0.2783745329364275, 'support': 74218.0}}</text:p>
      <text:p text:style-name="Standard">Epoch 11/30</text:p>
      <text:p text:style-name="Standard">Train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8555/18555 [02:09&lt;00:00, 143.42it/s]</text:p>
      <text:p text:style-name="Standard">Evaluating: 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4639/4639 [00:21&lt;00:00, 213.78it/s]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/home/pratik/Desktop/Pratik/English-accent-Recognition-main/.venv/lib/python3.8/site-packages/sklearn/metrics/_classification.py:1471: UndefinedMetricWarning: Precision and F-score are ill-defined and being set to 0.0 in labels with no predicted samples. Use `zero_division` parameter to control this behavior.</text:p>
      <text:p text:style-name="Standard"><text:s text:c="2"/>_warn_prf(average, modifier, msg_start, len(result))</text:p>
      <text:p text:style-name="Standard">Early stopping triggered.</text:p>
      <text:p text:style-name="Standard">Confusion Matrix:</text:p>
      <text:p text:style-name="Standard"><text:soft-page-break/><text:s/>[[ 1624 <text:s text:c="4"/>0 <text:s/>1616 <text:s text:c="4"/>0 <text:s text:c="4"/>0 <text:s text:c="4"/>0 <text:s text:c="4"/>0 <text:s text:c="4"/>0 <text:s text:c="4"/>0 <text:s text:c="4"/>0 <text:s text:c="4"/>0 <text:s text:c="4"/>0]</text:p>
      <text:p text:style-name="Standard"><text:s/>[ 1642 <text:s text:c="4"/>0 <text:s/>1700 <text:s text:c="4"/>0 <text:s text:c="4"/>0 <text:s text:c="4"/>0 <text:s text:c="4"/>0 <text:s text:c="4"/>0 <text:s text:c="4"/>0 <text:s text:c="4"/>0 <text:s text:c="4"/>0 <text:s text:c="4"/>0]</text:p>
      <text:p text:style-name="Standard"><text:s/>[ 9178 <text:s text:c="4"/>0 <text:s/>9558 <text:s text:c="4"/>0 <text:s text:c="4"/>0 <text:s text:c="4"/>0 <text:s text:c="4"/>0 <text:s text:c="4"/>0 <text:s text:c="4"/>0 <text:s text:c="4"/>0 <text:s text:c="4"/>0 <text:s text:c="4"/>0]</text:p>
      <text:p text:style-name="Standard"><text:s/>[ <text:s/>355 <text:s text:c="4"/>0 <text:s text:c="2"/>376 <text:s text:c="4"/>0 <text:s text:c="4"/>0 <text:s text:c="4"/>0 <text:s text:c="4"/>0 <text:s text:c="4"/>0 <text:s text:c="4"/>0 <text:s text:c="4"/>0 <text:s text:c="4"/>0 <text:s text:c="4"/>0]</text:p>
      <text:p text:style-name="Standard"><text:s/>[ <text:s/>842 <text:s text:c="4"/>0 <text:s text:c="2"/>876 <text:s text:c="4"/>0 <text:s text:c="4"/>0 <text:s text:c="4"/>0 <text:s text:c="4"/>0 <text:s text:c="4"/>0 <text:s text:c="4"/>0 <text:s text:c="4"/>0 <text:s text:c="4"/>0 <text:s text:c="4"/>0]</text:p>
      <text:p text:style-name="Standard"><text:s/>[ <text:s text:c="2"/>89 <text:s text:c="4"/>0 <text:s text:c="3"/>97 <text:s text:c="4"/>0 <text:s text:c="4"/>0 <text:s text:c="4"/>0 <text:s text:c="4"/>0 <text:s text:c="4"/>0 <text:s text:c="4"/>0 <text:s text:c="4"/>0 <text:s text:c="4"/>0 <text:s text:c="4"/>0]</text:p>
      <text:p text:style-name="Standard"><text:s/>[ 1125 <text:s text:c="4"/>0 <text:s/>1247 <text:s text:c="4"/>0 <text:s text:c="4"/>0 <text:s text:c="4"/>0 <text:s text:c="4"/>0 <text:s text:c="4"/>0 <text:s text:c="4"/>0 <text:s text:c="4"/>0 <text:s text:c="4"/>0 <text:s text:c="4"/>0]</text:p>
      <text:p text:style-name="Standard"><text:s/>[ 1458 <text:s text:c="4"/>0 <text:s/>1525 <text:s text:c="4"/>0 <text:s text:c="4"/>0 <text:s text:c="4"/>0 <text:s text:c="4"/>0 <text:s text:c="4"/>0 <text:s text:c="4"/>0 <text:s text:c="4"/>0 <text:s text:c="4"/>0 <text:s text:c="4"/>0]</text:p>
      <text:p text:style-name="Standard"><text:s/>[ <text:s/>293 <text:s text:c="4"/>0 <text:s text:c="2"/>291 <text:s text:c="4"/>0 <text:s text:c="4"/>0 <text:s text:c="4"/>0 <text:s text:c="4"/>0 <text:s text:c="4"/>0 <text:s text:c="4"/>0 <text:s text:c="4"/>0 <text:s text:c="4"/>0 <text:s text:c="4"/>0]</text:p>
      <text:p text:style-name="Standard"><text:s/>[ <text:s/>312 <text:s text:c="4"/>0 <text:s text:c="2"/>298 <text:s text:c="4"/>0 <text:s text:c="4"/>0 <text:s text:c="4"/>0 <text:s text:c="4"/>0 <text:s text:c="4"/>0 <text:s text:c="4"/>0 <text:s text:c="4"/>0 <text:s text:c="4"/>0 <text:s text:c="4"/>0]</text:p>
      <text:p text:style-name="Standard"><text:s/>[ <text:s/>120 <text:s text:c="4"/>0 <text:s text:c="2"/>123 <text:s text:c="4"/>0 <text:s text:c="4"/>0 <text:s text:c="4"/>0 <text:s text:c="4"/>0 <text:s text:c="4"/>0 <text:s text:c="4"/>0 <text:s text:c="4"/>0 <text:s text:c="4"/>0 <text:s text:c="4"/>0]</text:p>
      <text:p text:style-name="Standard"><text:s/>[19364 <text:s text:c="4"/>0 20109 <text:s text:c="4"/>0 <text:s text:c="4"/>0 <text:s text:c="4"/>0 <text:s text:c="4"/>0 <text:s text:c="4"/>0 <text:s text:c="4"/>0 <text:s text:c="4"/>0 <text:s text:c="4"/>0 <text:s text:c="4"/>0]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14:59:00.557902334</meta:creation-date>
    <dc:date>2024-11-11T14:59:51.596396160</dc:date>
    <meta:editing-duration>PT51S</meta:editing-duration>
    <meta:editing-cycles>1</meta:editing-cycles>
    <meta:document-statistic meta:table-count="0" meta:image-count="0" meta:object-count="0" meta:page-count="13" meta:paragraph-count="143" meta:word-count="3979" meta:character-count="48945" meta:non-whitespace-character-count="44526"/>
    <meta:generator>LibreOffice/6.4.7.2$Linux_X86_64 LibreOffice_project/40$Build-2</meta:generator>
  </office:meta>
</office:document-meta>
</file>